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0.5316666666667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3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3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3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5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4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5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2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3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5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6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5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5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style-name="ro2">
          <table:table-cell office:value-type="date" office:date-value="2020-11-12T00:00:00" table:style-name="ce4">
            <text:p>12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finito di sistemare la schermata delle impostazioni, che ora è terminata e funziona e registra i valori correttamente nel database</text:p>
            <text:p>Nel database ho aggiunto i valori dei settings e delle notifiche</text:p>
          </table:table-cell>
          <table:table-cell table:style-name="ce1"/>
          <table:table-cell office:value-type="string" table:style-name="ce1">
            <text:p>PHM36</text:p>
          </table:table-cell>
          <table:table-cell table:number-columns-repeated="16379"/>
        </table:table-row>
        <table:table-row table:style-name="ro5">
          <table:table-cell office:value-type="date" office:date-value="2020-11-13T00:00:00" table:style-name="ce4">
            <text:p>13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iniziato a creare il filtro nel fragment diario</text:p>
          </table:table-cell>
          <table:table-cell office:value-type="string" table:style-name="ce1">
            <text:p>non vengono visualizzati I report dei singoli giorni con il filtro aggiornato</text:p>
          </table:table-cell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01-15T00:00:00" table:style-name="ce4">
            <text:p>15/0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sistemato le impostazioni riguardati la pressione nel database</text:p>
          </table:table-cell>
          <table:table-cell table:style-name="ce1"/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01-16T00:00:00" table:style-name="ce4">
            <text:p>16/0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aggiornato la visualizzazione dei grafici con I nuovi dati della pressione aggiornati, ho messo un barchart invece che un linechart</text:p>
          </table:table-cell>
          <table:table-cell table:style-name="ce1"/>
          <table:table-cell office:value-type="string" table:style-name="ce1">
            <text:p>PHM38</text:p>
          </table:table-cell>
          <table:table-cell table:number-columns-repeated="16379"/>
        </table:table-row>
        <table:table-row table:style-name="ro5">
          <table:table-cell office:value-type="date" office:date-value="2020-01-17T00:00:00" table:style-name="ce4">
            <text:p>17/0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modificato alcune query in rawquery, in modo che queste vengano create dinamicamente in base al valore cercato</text:p>
          </table:table-cell>
          <table:table-cell office:value-type="string" table:style-name="ce1">
            <text:p>nella schermata delle statistiche, se passo dalla visualizzazione "settimana" a "tutti" va in crash</text:p>
          </table:table-cell>
          <table:table-cell office:value-type="string" table:style-name="ce1">
            <text:p>PHM39</text:p>
          </table:table-cell>
          <table:table-cell table:number-columns-repeated="16379"/>
        </table:table-row>
        <table:table-row table:number-rows-repeated="1048538" table:style-name="ro5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7T12:27:44Z</dc:date>
  </office:meta>
</office:document-meta>
</file>